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Enchanted Land" svg:font-family="'Enchanted Lan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fo:color="#990000" style:font-name="Enchanted Land" fo:font-size="18pt" officeooo:rsid="000746a3" officeooo:paragraph-rsid="000746a3" style:font-size-asian="18pt" style:font-size-complex="18pt"/>
    </style:style>
    <style:style style:name="P2" style:family="paragraph" style:parent-style-name="Text_20_body">
      <style:paragraph-properties fo:margin-top="0cm" fo:margin-bottom="0cm" loext:contextual-spacing="false"/>
      <style:text-properties fo:color="#990000" style:font-name="Enchanted Land" fo:font-size="18pt" officeooo:rsid="000746a3" officeooo:paragraph-rsid="0008f1eb" style:font-size-asian="18pt" style:font-size-complex="18pt"/>
    </style:style>
    <style:style style:name="P3" style:family="paragraph" style:parent-style-name="Text_20_body">
      <style:paragraph-properties fo:margin-top="0cm" fo:margin-bottom="0cm" loext:contextual-spacing="false"/>
      <style:text-properties fo:color="#990000" style:font-name="Enchanted Land" fo:font-size="18pt" officeooo:rsid="000ebc11" officeooo:paragraph-rsid="000ebc11" style:font-size-asian="18pt" style:font-size-complex="18pt"/>
    </style:style>
    <style:style style:name="P4" style:family="paragraph" style:parent-style-name="Text_20_body">
      <style:paragraph-properties fo:margin-top="0cm" fo:margin-bottom="0cm" loext:contextual-spacing="false"/>
      <style:text-properties fo:font-size="18pt" officeooo:rsid="000746a3" officeooo:paragraph-rsid="000746a3" style:font-size-asian="18pt" style:font-size-complex="18pt"/>
    </style:style>
    <style:style style:name="P5" style:family="paragraph" style:parent-style-name="Text_20_body">
      <style:paragraph-properties fo:margin-top="0cm" fo:margin-bottom="0cm" loext:contextual-spacing="false"/>
      <style:text-properties fo:font-size="18pt" officeooo:rsid="000746a3" officeooo:paragraph-rsid="0008f1eb" style:font-size-asian="18pt" style:font-size-complex="18pt"/>
    </style:style>
    <style:style style:name="P6" style:family="paragraph" style:parent-style-name="Text_20_body">
      <style:paragraph-properties fo:margin-top="0cm" fo:margin-bottom="0cm" loext:contextual-spacing="false"/>
      <style:text-properties fo:font-size="18pt" officeooo:rsid="0009951b" officeooo:paragraph-rsid="0009951b" style:font-size-asian="18pt" style:font-size-complex="18pt"/>
    </style:style>
    <style:style style:name="P7" style:family="paragraph" style:parent-style-name="Text_20_body">
      <style:paragraph-properties fo:margin-top="0cm" fo:margin-bottom="0cm" loext:contextual-spacing="false"/>
      <style:text-properties fo:color="#006600" fo:font-size="18pt" officeooo:rsid="0009951b" officeooo:paragraph-rsid="0009951b" style:font-size-asian="18pt" style:font-size-complex="18pt"/>
    </style:style>
    <style:style style:name="P8" style:family="paragraph" style:parent-style-name="Text_20_body">
      <style:paragraph-properties fo:margin-top="0cm" fo:margin-bottom="0cm" loext:contextual-spacing="false"/>
      <style:text-properties fo:color="#006600" fo:font-size="18pt" officeooo:rsid="000746a3" officeooo:paragraph-rsid="000b3ce6" style:font-size-asian="18pt" style:font-size-complex="18pt"/>
    </style:style>
    <style:style style:name="P9" style:family="paragraph" style:parent-style-name="Text_20_body">
      <style:paragraph-properties fo:margin-top="0cm" fo:margin-bottom="0cm" loext:contextual-spacing="false"/>
      <style:text-properties fo:color="#006600" style:font-name="Enchanted Land" fo:font-size="18pt" officeooo:rsid="000746a3" officeooo:paragraph-rsid="000b3ce6" style:font-size-asian="18pt" style:font-size-complex="18pt"/>
    </style:style>
    <style:style style:name="P10" style:family="paragraph" style:parent-style-name="Text_20_body">
      <style:paragraph-properties fo:margin-top="0cm" fo:margin-bottom="0cm" loext:contextual-spacing="false"/>
      <style:text-properties fo:color="#006600" style:font-name="Enchanted Land" fo:font-size="18pt" officeooo:rsid="000b3ce6" officeooo:paragraph-rsid="000b3ce6" style:font-size-asian="18pt" style:font-size-complex="18pt"/>
    </style:style>
    <style:style style:name="P11" style:family="paragraph" style:parent-style-name="Text_20_body">
      <style:paragraph-properties fo:margin-top="0cm" fo:margin-bottom="0cm" loext:contextual-spacing="false"/>
      <style:text-properties fo:color="#006600" style:font-name="Enchanted Land" fo:font-size="18pt" officeooo:rsid="0008f1eb" officeooo:paragraph-rsid="0009951b" style:font-size-asian="18pt" style:font-size-complex="18pt"/>
    </style:style>
    <style:style style:name="P12" style:family="paragraph" style:parent-style-name="Text_20_body">
      <style:paragraph-properties fo:margin-top="0cm" fo:margin-bottom="0cm" loext:contextual-spacing="false"/>
      <style:text-properties fo:color="#006600" style:font-name="Enchanted Land" fo:font-size="18pt" officeooo:rsid="000ebc11" officeooo:paragraph-rsid="001025f3" style:font-size-asian="18pt" style:font-size-complex="18pt"/>
    </style:style>
    <style:style style:name="P13" style:family="paragraph" style:parent-style-name="Text_20_body">
      <style:paragraph-properties fo:margin-top="0cm" fo:margin-bottom="0cm" loext:contextual-spacing="false"/>
      <style:text-properties fo:color="#006699" fo:font-size="18pt" officeooo:rsid="000b3ce6" officeooo:paragraph-rsid="000b3ce6" style:font-size-asian="18pt" style:font-size-complex="18pt"/>
    </style:style>
    <style:style style:name="P14" style:family="paragraph" style:parent-style-name="Text_20_body">
      <style:paragraph-properties fo:margin-top="0cm" fo:margin-bottom="0cm" loext:contextual-spacing="false"/>
      <style:text-properties fo:color="#006699" fo:font-size="18pt" officeooo:rsid="000746a3" officeooo:paragraph-rsid="000bb15b" style:font-size-asian="18pt" style:font-size-complex="18pt"/>
    </style:style>
    <style:style style:name="P15" style:family="paragraph" style:parent-style-name="Text_20_body">
      <style:paragraph-properties fo:margin-top="0cm" fo:margin-bottom="0cm" loext:contextual-spacing="false"/>
      <style:text-properties fo:color="#006699" fo:font-size="18pt" officeooo:rsid="000746a3" officeooo:paragraph-rsid="000c3ae2" style:font-size-asian="18pt" style:font-size-complex="18pt"/>
    </style:style>
    <style:style style:name="P16" style:family="paragraph" style:parent-style-name="Text_20_body">
      <style:paragraph-properties fo:margin-top="0cm" fo:margin-bottom="0cm" loext:contextual-spacing="false"/>
      <style:text-properties fo:color="#006699" fo:font-size="18pt" officeooo:rsid="000bb15b" officeooo:paragraph-rsid="000c3ae2" style:font-size-asian="18pt" style:font-size-complex="18pt"/>
    </style:style>
    <style:style style:name="P17" style:family="paragraph" style:parent-style-name="Text_20_body">
      <style:paragraph-properties fo:margin-top="0cm" fo:margin-bottom="0cm" loext:contextual-spacing="false"/>
      <style:text-properties fo:color="#006699" style:font-name="Enchanted Land" fo:font-size="18pt" officeooo:rsid="000746a3" officeooo:paragraph-rsid="000bb15b" style:font-size-asian="18pt" style:font-size-complex="18pt"/>
    </style:style>
    <style:style style:name="P18" style:family="paragraph" style:parent-style-name="Text_20_body">
      <style:paragraph-properties fo:margin-top="0cm" fo:margin-bottom="0cm" loext:contextual-spacing="false"/>
      <style:text-properties fo:color="#006699" style:font-name="Enchanted Land" fo:font-size="18pt" officeooo:rsid="000746a3" officeooo:paragraph-rsid="000c3ae2" style:font-size-asian="18pt" style:font-size-complex="18pt"/>
    </style:style>
    <style:style style:name="P19" style:family="paragraph" style:parent-style-name="Text_20_body">
      <style:paragraph-properties fo:margin-top="0cm" fo:margin-bottom="0cm" loext:contextual-spacing="false"/>
      <style:text-properties fo:color="#006699" style:font-name="Enchanted Land" fo:font-size="18pt" officeooo:rsid="000bb15b" officeooo:paragraph-rsid="000bb15b" style:font-size-asian="18pt" style:font-size-complex="18pt"/>
    </style:style>
    <style:style style:name="P20" style:family="paragraph" style:parent-style-name="Text_20_body">
      <style:paragraph-properties fo:margin-top="0cm" fo:margin-bottom="0cm" loext:contextual-spacing="false"/>
      <style:text-properties fo:color="#006699" style:font-name="Enchanted Land" fo:font-size="18pt" officeooo:rsid="000bb15b" officeooo:paragraph-rsid="000c3ae2" style:font-size-asian="18pt" style:font-size-complex="18pt"/>
    </style:style>
    <style:style style:name="P21" style:family="paragraph" style:parent-style-name="Text_20_body">
      <style:paragraph-properties fo:margin-top="0cm" fo:margin-bottom="0cm" loext:contextual-spacing="false"/>
      <style:text-properties fo:color="#006699" style:font-name="Enchanted Land" fo:font-size="18pt" officeooo:rsid="000ebc11" officeooo:paragraph-rsid="001025f3" style:font-size-asian="18pt" style:font-size-complex="18pt"/>
    </style:style>
    <style:style style:name="P22" style:family="paragraph" style:parent-style-name="Text_20_body">
      <style:paragraph-properties fo:margin-top="0cm" fo:margin-bottom="0cm" loext:contextual-spacing="false"/>
      <style:text-properties fo:color="#ff9900" style:font-name="Enchanted Land" fo:font-size="18pt" officeooo:rsid="000c3ae2" officeooo:paragraph-rsid="000c3ae2" style:font-size-asian="18pt" style:font-size-complex="18pt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Enchanted Land" officeooo:paragraph-rsid="000c3ae2"/>
    </style:style>
    <style:style style:name="P24" style:family="paragraph" style:parent-style-name="Title">
      <style:text-properties style:font-name="Enchanted Land"/>
    </style:style>
    <style:style style:name="P25" style:family="paragraph" style:parent-style-name="Title">
      <style:text-properties style:font-name="Enchanted Land" officeooo:paragraph-rsid="000c3ae2"/>
    </style:style>
    <style:style style:name="P26" style:family="paragraph" style:parent-style-name="Text_20_body">
      <style:paragraph-properties fo:margin-top="0cm" fo:margin-bottom="0cm" loext:contextual-spacing="false"/>
      <style:text-properties fo:color="#006600" style:font-name="Enchanted Land" fo:font-size="18pt" officeooo:rsid="000746a3" officeooo:paragraph-rsid="000b3ce6" style:font-size-asian="18pt" style:font-size-complex="18pt"/>
    </style:style>
    <style:style style:name="P27" style:family="paragraph" style:parent-style-name="Text_20_body" style:list-style-name="L1">
      <style:paragraph-properties fo:margin-top="0cm" fo:margin-bottom="0cm" loext:contextual-spacing="false"/>
      <style:text-properties officeooo:paragraph-rsid="000c3ae2"/>
    </style:style>
    <style:style style:name="P28" style:family="paragraph" style:parent-style-name="Text_20_body" style:list-style-name="L2">
      <style:paragraph-properties fo:margin-top="0cm" fo:margin-bottom="0cm" loext:contextual-spacing="false"/>
      <style:text-properties fo:color="#ff9900" fo:font-size="18pt" officeooo:rsid="000746a3" officeooo:paragraph-rsid="000c3ae2" style:font-size-asian="18pt" style:font-size-complex="18pt"/>
    </style:style>
    <style:style style:name="P29" style:family="paragraph" style:parent-style-name="Text_20_body" style:list-style-name="L2">
      <style:paragraph-properties fo:margin-top="0cm" fo:margin-bottom="0cm" loext:contextual-spacing="false"/>
      <style:text-properties fo:color="#ff9900" style:font-name="Enchanted Land" fo:font-size="18pt" officeooo:rsid="000746a3" officeooo:paragraph-rsid="000c3ae2" style:font-size-asian="18pt" style:font-size-complex="18pt"/>
    </style:style>
    <style:style style:name="P30" style:family="paragraph" style:parent-style-name="Text_20_body" style:list-style-name="L3">
      <style:paragraph-properties fo:margin-top="0cm" fo:margin-bottom="0cm" loext:contextual-spacing="false"/>
      <style:text-properties fo:color="#ff9900" style:font-name="Enchanted Land" fo:font-size="18pt" officeooo:rsid="000c3ae2" officeooo:paragraph-rsid="000c3ae2" style:font-size-asian="18pt" style:font-size-complex="18pt"/>
    </style:style>
    <style:style style:name="P31" style:family="paragraph" style:parent-style-name="Text_20_body" style:list-style-name="L3">
      <style:paragraph-properties fo:margin-top="0cm" fo:margin-bottom="0cm" loext:contextual-spacing="false"/>
      <style:text-properties fo:color="#ff9900" style:font-name="Enchanted Land" fo:font-size="18pt" officeooo:rsid="000e46ec" officeooo:paragraph-rsid="000e46ec" style:font-size-asian="18pt" style:font-size-complex="18pt"/>
    </style:style>
    <style:style style:name="P32" style:family="paragraph" style:parent-style-name="Text_20_body" style:list-style-name="L3">
      <style:paragraph-properties fo:margin-top="0cm" fo:margin-bottom="0cm" loext:contextual-spacing="false"/>
      <style:text-properties fo:color="#ff9900" style:font-name="Enchanted Land" fo:font-size="18pt" officeooo:rsid="00105670" officeooo:paragraph-rsid="00105670" style:font-size-asian="18pt" style:font-size-complex="18pt"/>
    </style:style>
    <style:style style:name="P33" style:family="paragraph" style:parent-style-name="Text_20_body">
      <style:paragraph-properties fo:margin-top="0cm" fo:margin-bottom="0cm" loext:contextual-spacing="false"/>
      <style:text-properties fo:color="#ff9900" style:font-name="Enchanted Land" fo:font-size="18pt" officeooo:rsid="00105670" officeooo:paragraph-rsid="00105670" style:font-size-asian="18pt" style:font-size-complex="18pt"/>
    </style:style>
    <style:style style:name="P34" style:family="paragraph" style:parent-style-name="Text_20_body" style:list-style-name="L4">
      <style:paragraph-properties fo:margin-top="0cm" fo:margin-bottom="0cm" loext:contextual-spacing="false"/>
      <style:text-properties fo:color="#ff9900" style:font-name="Enchanted Land" fo:font-size="18pt" officeooo:rsid="00105670" officeooo:paragraph-rsid="00105670" style:font-size-asian="18pt" style:font-size-complex="18pt"/>
    </style:style>
    <style:style style:name="P35" style:family="paragraph" style:parent-style-name="Text_20_body" style:list-style-name="L5">
      <style:paragraph-properties fo:margin-top="0cm" fo:margin-bottom="0cm" loext:contextual-spacing="false"/>
      <style:text-properties fo:color="#ff9900" style:font-name="Enchanted Land" fo:font-size="18pt" officeooo:rsid="0012bd67" officeooo:paragraph-rsid="0012bd67" style:font-size-asian="18pt" style:font-size-complex="18pt"/>
    </style:style>
    <style:style style:name="P36" style:family="paragraph" style:parent-style-name="Text_20_body" style:list-style-name="L2">
      <style:text-properties fo:color="#ff9900" style:font-name="Enchanted Land" fo:font-size="18pt" officeooo:rsid="000bb15b" officeooo:paragraph-rsid="000c3ae2" style:font-size-asian="18pt" style:font-size-complex="18pt"/>
    </style:style>
    <style:style style:name="T1" style:family="text">
      <style:text-properties fo:color="#990000" style:font-name="Enchanted Land"/>
    </style:style>
    <style:style style:name="T2" style:family="text">
      <style:text-properties fo:color="#990000" style:font-name="Enchanted Land" officeooo:rsid="0008f1eb"/>
    </style:style>
    <style:style style:name="T3" style:family="text">
      <style:text-properties fo:color="#990000" style:font-name="Enchanted Land" officeooo:rsid="0009951b"/>
    </style:style>
    <style:style style:name="T4" style:family="text">
      <style:text-properties style:font-name="Enchanted Land"/>
    </style:style>
    <style:style style:name="T5" style:family="text">
      <style:text-properties style:font-name="Enchanted Land" officeooo:rsid="0008f1eb"/>
    </style:style>
    <style:style style:name="T6" style:family="text">
      <style:text-properties style:font-name="Enchanted Land" officeooo:rsid="000b3ce6"/>
    </style:style>
    <style:style style:name="T7" style:family="text">
      <style:text-properties style:font-name="Enchanted Land" officeooo:rsid="000bb15b"/>
    </style:style>
    <style:style style:name="T8" style:family="text">
      <style:text-properties style:font-name="Enchanted Land" officeooo:rsid="000c3ae2"/>
    </style:style>
    <style:style style:name="T9" style:family="text">
      <style:text-properties style:font-name="Enchanted Land" officeooo:rsid="000746a3"/>
    </style:style>
    <style:style style:name="T10" style:family="text">
      <style:text-properties officeooo:rsid="000c3ae2"/>
    </style:style>
    <style:style style:name="T11" style:family="text">
      <style:text-properties fo:color="#ff9900" style:font-name="Enchanted Land" fo:font-size="18pt" officeooo:rsid="000c3ae2" style:font-size-asian="18pt" style:font-size-complex="18pt"/>
    </style:style>
    <style:style style:name="T12" style:family="text">
      <style:text-properties fo:color="#ff9900" style:font-name="Enchanted Land" fo:font-size="18pt" officeooo:rsid="000746a3" style:font-size-asian="18pt" style:font-size-complex="18pt"/>
    </style:style>
    <style:style style:name="T13" style:family="text">
      <style:text-properties officeooo:rsid="001025f3"/>
    </style:style>
    <style:style style:name="T14" style:family="text">
      <style:text-properties officeooo:rsid="00105670"/>
    </style:style>
    <style:style style:name="T15" style:family="text">
      <style:text-properties officeooo:rsid="0012bd67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lasses prontas</text:p>
      <text:p text:style-name="P2">Bárbaro: Fortes e resistentes bárbaros usam a força em batalha para lutar, muito difíceis de serem derrubados e muito perigosos.</text:p>
      <text:p text:style-name="P1">A cada 1 de força, adiciona-se:</text:p>
      <text:p text:style-name="P1">&gt; +6 de constituição<text:tab/><text:tab/><text:tab/>&gt; +5 de vigor<text:tab/><text:tab/><text:tab/>&gt; +6 de resistência</text:p>
      <text:p text:style-name="P1">A cada 1 de destreza, adiciona-se:</text:p>
      <text:p text:style-name="P1">&gt; +2 de esquiva<text:tab/><text:tab/><text:tab/> <text:s text:c="17"/>&gt; +1 de acrobacias<text:tab/><text:tab/>&gt; +1 de furtividade</text:p>
      <text:p text:style-name="P1">A cada 1 de Intelecto, adiciona-se:</text:p>
      <text:p text:style-name="P1">&gt; +2 de percepção<text:tab/><text:tab/> <text:s text:c="17"/>&gt; +1 de carisma<text:tab/><text:tab/><text:tab/>&gt; +1 de mágica</text:p>
      <text:p text:style-name="P3">Vida máxima: 1D12+constituição (base: 12+constituição)</text:p>
      <text:p text:style-name="P3">Estamina máxima: 1D8+vigor (base: 8+vigor)</text:p>
      <text:p text:style-name="P3">Mana máxima: 1D4+mágica (base: 4+mágica)</text:p>
      <text:p text:style-name="P3"/>
      <text:p text:style-name="P1">Guerreiro: Bravos e destemidos, os guerreiros são lutadores ferozes, sendo mais rápido que os sabres mas menos resistentes que os bárbaros.</text:p>
      <text:p text:style-name="P1">A cada 1 de força, adiciona-se:</text:p>
      <text:p text:style-name="P1">&gt; +4 de constituição<text:tab/><text:tab/><text:tab/>&gt; +4 de vigor<text:tab/><text:tab/><text:tab/>&gt; +5 de resistência</text:p>
      <text:p text:style-name="P1">A cada 1 de destreza, adiciona-se:</text:p>
      <text:p text:style-name="P1">&gt; +3 de esquiva<text:tab/><text:tab/><text:tab/> <text:s text:c="17"/>&gt; +2 de acrobacias<text:tab/><text:tab/>&gt; +2 de furtividade</text:p>
      <text:p text:style-name="P1">A cada 1 de Intelecto, adiciona-se:</text:p>
      <text:p text:style-name="P1">&gt; +3 de percepção<text:tab/><text:tab/> <text:s text:c="17"/>&gt; +2 de carisma<text:tab/><text:tab/><text:tab/>&gt; +1 de mágica</text:p>
      <text:p text:style-name="P3">Vida máxima: 1D10+constituição (base: 10+constituição)</text:p>
      <text:p text:style-name="P3">Estamina máxima: 1D10+vigor (base: 10+vigor)</text:p>
      <text:p text:style-name="P3">Mana máxima: 1D4+mágica (base: 4+mágica)</text:p>
      <text:p text:style-name="P3"/>
      <text:p text:style-name="P3"/>
      <text:p text:style-name="P3"/>
      <text:p text:style-name="P3"/>
      <text:p text:style-name="P4"><text:soft-page-break/><text:span text:style-name="T1">Sabre: </text:span><text:span text:style-name="T2">Usam o conhecimento mágico e as habilidades de combatem em conjunto, são bons em infundir mágica para fortalecer seus equipamentos ou causar mais dano.</text:span></text:p>
      <text:p text:style-name="P6"><text:span text:style-name="T2">A </text:span><text:span text:style-name="T1">cada 1 de força adiciona-se:</text:span></text:p>
      <text:p text:style-name="P5"><text:span text:style-name="T1">&gt; +4 de constituição<text:tab/><text:tab/><text:tab/>&gt; +</text:span><text:span text:style-name="T3">3</text:span><text:span text:style-name="T1"> de vigor<text:tab/><text:tab/><text:tab/>&gt; +5 de resistência</text:span></text:p>
      <text:p text:style-name="P2">A cada 1 de destreza, adiciona-se:</text:p>
      <text:p text:style-name="P5"><text:span text:style-name="T1">&gt; +</text:span><text:span text:style-name="T3">2</text:span><text:span text:style-name="T1"> de esquiva<text:tab/><text:tab/><text:tab/> <text:s text:c="17"/>&gt; +2 de acrobacias<text:tab/><text:tab/>&gt; +2 de furtividade</text:span></text:p>
      <text:p text:style-name="P2">A cada 1 de Intelecto, adiciona-se:</text:p>
      <text:p text:style-name="P5"><text:span text:style-name="T2">&gt; +3 de percepção<text:tab/><text:tab/> <text:s text:c="17"/>&gt; +2 de carisma<text:tab/><text:tab/><text:tab/>&gt; +</text:span><text:span text:style-name="T3">3</text:span><text:span text:style-name="T2"> de mágica</text:span></text:p>
      <text:p text:style-name="P3">Vida máxima: 1D10+constituição (base: 10+constituição)</text:p>
      <text:p text:style-name="P3">Estamina máxima: 1D8+vigor (base: <text:span text:style-name="T14">8</text:span>+vigor)</text:p>
      <text:p text:style-name="P3">Mana máxima: 1D6+mágica (base: 6+mágica)</text:p>
      <text:p text:style-name="P11"/>
      <text:p text:style-name="P7"><text:span text:style-name="T5">D</text:span><text:span text:style-name="T4">uelista: São rápidos e resistentes, em combate eles desafiam seus adversários buscando uma abertura para acertar seus pontos vitais.</text:span></text:p>
      <text:p text:style-name="P9">A cada 1 de força, adiciona-se:</text:p>
      <text:p text:style-name="P8"><text:span text:style-name="T4">&gt; +</text:span><text:span text:style-name="T6">3</text:span><text:span text:style-name="T4"> de constituição<text:tab/><text:tab/><text:tab/>&gt; +4 de vigor<text:tab/><text:tab/><text:tab/>&gt; +</text:span><text:span text:style-name="T6">3</text:span><text:span text:style-name="T4"> de resistência</text:span></text:p>
      <text:p text:style-name="P9">A cada 1 de destreza, adiciona-se:</text:p>
      <text:p text:style-name="P8"><text:span text:style-name="T4">&gt; +</text:span><text:span text:style-name="T6">5</text:span><text:span text:style-name="T4"> de esquiva<text:tab/><text:tab/><text:tab/> <text:s text:c="17"/>&gt; +</text:span><text:span text:style-name="T6">3</text:span><text:span text:style-name="T4"> de acrobacias<text:tab/><text:tab/>&gt; +2 de furtividade</text:span></text:p>
      <text:p text:style-name="P9">A cada 1 de Intelecto, adiciona-se:</text:p>
      <text:p text:style-name="P8"><text:span text:style-name="T4">&gt; +</text:span><text:span text:style-name="T6">2</text:span><text:span text:style-name="T4"> de percepção<text:tab/><text:tab/> <text:s text:c="17"/>&gt; +</text:span><text:span text:style-name="T6">2</text:span><text:span text:style-name="T4"> de carisma<text:tab/><text:tab/><text:tab/>&gt; +1 de mágica</text:span></text:p>
      <text:p text:style-name="P12">Vida máxima: 1D<text:span text:style-name="T13">10</text:span>+constituição (base: 1<text:span text:style-name="T13">0</text:span>+constituição)</text:p>
      <text:p text:style-name="P12">Estamina máxima: 1D<text:span text:style-name="T13">10</text:span>+vigor (base: <text:span text:style-name="T13">10</text:span>+vigor)</text:p>
      <text:p text:style-name="P12">Mana máxima: 1D4+mágica (base: 4+mágica)</text:p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Ladinos: Especialistas em serem furtivos e letais, eles são ótimos escapistas e excelentes em atacarem o inimigo de forma desprevenida.</text:p>
      <text:p text:style-name="P9">A cada 1 de força, adiciona-se:</text:p>
      <text:p text:style-name="P8"><text:span text:style-name="T4">&gt; +</text:span><text:span text:style-name="T6">1</text:span><text:span text:style-name="T4"> de constituição<text:tab/><text:tab/><text:tab/>&gt; +</text:span><text:span text:style-name="T6">3</text:span><text:span text:style-name="T4"> de vigor<text:tab/><text:tab/><text:tab/>&gt; +</text:span><text:span text:style-name="T6">1</text:span><text:span text:style-name="T4"> de resistência</text:span></text:p>
      <text:p text:style-name="P9">A cada 1 de destreza, adiciona-se:</text:p>
      <text:p text:style-name="P8"><text:span text:style-name="T4">&gt; +</text:span><text:span text:style-name="T6">5</text:span><text:span text:style-name="T4"> de esquiva<text:tab/><text:tab/><text:tab/> <text:s text:c="17"/>&gt; +</text:span><text:span text:style-name="T6">4 </text:span><text:span text:style-name="T4">de acrobacias<text:tab/><text:tab/>&gt; +</text:span><text:span text:style-name="T6">5</text:span><text:span text:style-name="T4"> de furtividade</text:span></text:p>
      <text:p text:style-name="P9">A cada 1 de Intelecto, adiciona-se:</text:p>
      <text:p text:style-name="P8"><text:span text:style-name="T4">&gt; +</text:span><text:span text:style-name="T6">2</text:span><text:span text:style-name="T4"> de percepção<text:tab/><text:tab/> <text:s text:c="17"/>&gt; +</text:span><text:span text:style-name="T6">3</text:span><text:span text:style-name="T4"> de carisma<text:tab/><text:tab/><text:tab/>&gt; +1 de mágica</text:span></text:p>
      <text:p text:style-name="P12">Vida máxima: 1D<text:span text:style-name="T13">8</text:span>+constituição (base: <text:span text:style-name="T13">8</text:span>+constituição)</text:p>
      <text:p text:style-name="P12">Estamina máxima: 1D<text:span text:style-name="T13">12</text:span>+vigor (base: <text:span text:style-name="T13">12</text:span>+vigor)</text:p>
      <text:p text:style-name="P12">Mana máxima: 1D4+mágica (base: 4+mágica)</text:p>
      <text:p text:style-name="P9"/>
      <text:p text:style-name="P10">Trapaceiro arcano: Possuem o conhecimento da magia e como ladinos são furtivos e letais porém são melhores em escapismo, costumam usar magias de ilusão para enganar seus adversários.</text:p>
      <text:p text:style-name="P9">A cada 1 de força, adiciona-se:</text:p>
      <text:p text:style-name="P8"><text:span text:style-name="T4">&gt; +</text:span><text:span text:style-name="T6">1</text:span><text:span text:style-name="T4"> de constituição<text:tab/><text:tab/><text:tab/>&gt; +</text:span><text:span text:style-name="T6">3</text:span><text:span text:style-name="T4"> de vigor<text:tab/><text:tab/><text:tab/>&gt; +</text:span><text:span text:style-name="T6">1</text:span><text:span text:style-name="T4"> de resistência</text:span></text:p>
      <text:p text:style-name="P9">A cada 1 de destreza, adiciona-se:</text:p>
      <text:p text:style-name="P8"><text:span text:style-name="T4">&gt; +</text:span><text:span text:style-name="T6">4</text:span><text:span text:style-name="T4"> de esquiva<text:tab/><text:tab/><text:tab/> <text:s text:c="17"/>&gt; +</text:span><text:span text:style-name="T6">4</text:span><text:span text:style-name="T4"> de acrobacias<text:tab/><text:tab/>&gt; +</text:span><text:span text:style-name="T6">4</text:span><text:span text:style-name="T4"> de furtividade</text:span></text:p>
      <text:p text:style-name="P9">A cada 1 de Intelecto, adiciona-se:</text:p>
      <text:p text:style-name="P8"><text:span text:style-name="T4">&gt; +</text:span><text:span text:style-name="T6">2</text:span><text:span text:style-name="T4"> de percepção<text:tab/><text:tab/> <text:s text:c="17"/>&gt; +</text:span><text:span text:style-name="T6">3</text:span><text:span text:style-name="T4"> de carisma<text:tab/><text:tab/><text:tab/>&gt; +</text:span><text:span text:style-name="T6">3</text:span><text:span text:style-name="T4"> de mágica</text:span></text:p>
      <text:p text:style-name="P12">Vida máxima: 1D<text:span text:style-name="T13">6</text:span>+constituição (base: <text:span text:style-name="T13">6</text:span>+constituição)</text:p>
      <text:p text:style-name="P12">Estamina máxima: 1D<text:span text:style-name="T13">10</text:span>+vigor (base: <text:span text:style-name="T13">10</text:span>+vigor)</text:p>
      <text:p text:style-name="P12">Mana máxima: 1D<text:span text:style-name="T13">8</text:span>+mágica (base: <text:span text:style-name="T13">8</text:span>+mágica)</text:p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<text:span text:style-name="T4">Mago de batalha: Inteligentes e resistentes, os magos de batalha usam sua</text:span><text:span text:style-name="T7">s</text:span><text:span text:style-name="T4"> magia</text:span><text:span text:style-name="T7">s em combate para lutar contra seus adversários.</text:span></text:p>
      <text:p text:style-name="P17">A cada 1 de força, adiciona-se:</text:p>
      <text:p text:style-name="P14"><text:span text:style-name="T4">&gt; +</text:span><text:span text:style-name="T7">3</text:span><text:span text:style-name="T4"> de constituição<text:tab/><text:tab/><text:tab/>&gt; +</text:span><text:span text:style-name="T7">2</text:span><text:span text:style-name="T4"> de vigor<text:tab/><text:tab/><text:tab/>&gt; +</text:span><text:span text:style-name="T7">3</text:span><text:span text:style-name="T4"> de resistência</text:span></text:p>
      <text:p text:style-name="P17">A cada 1 de destreza, adiciona-se:</text:p>
      <text:p text:style-name="P14"><text:span text:style-name="T4">&gt; +</text:span><text:span text:style-name="T7">2</text:span><text:span text:style-name="T4"> de esquiva<text:tab/><text:tab/><text:tab/> <text:s text:c="17"/>&gt; +</text:span><text:span text:style-name="T7">2</text:span><text:span text:style-name="T4"> de acrobacias<text:tab/><text:tab/>&gt; +2 de furtividade</text:span></text:p>
      <text:p text:style-name="P17">A cada 1 de Intelecto, adiciona-se:</text:p>
      <text:p text:style-name="P19">&gt; +3 de percepção<text:tab/><text:tab/> <text:s text:c="17"/>&gt; +3 de carisma<text:tab/><text:tab/><text:tab/>&gt; +5 de mágica</text:p>
      <text:p text:style-name="P21">Vida máxima: 1D<text:span text:style-name="T14">8</text:span>+constituição (base: 1<text:span text:style-name="T13">0</text:span>+constituição)</text:p>
      <text:p text:style-name="P21">Estamina máxima: 1D<text:span text:style-name="T14">6</text:span>+vigor (base: <text:span text:style-name="T13">4</text:span>+vigor)</text:p>
      <text:p text:style-name="P21">Mana máxima: 1D<text:span text:style-name="T13">10</text:span>+mágica (base: <text:span text:style-name="T13">10</text:span>+mágica)</text:p>
      <text:p text:style-name="P19"/>
      <text:p text:style-name="P19">Obliterador: especialistas em destruir o inimigo, eles são rápidos e perigosos, excelentes escapistas e focam em causar muito dano nos seus inimigos.</text:p>
      <text:p text:style-name="P17">A cada 1 de força, adiciona-se:</text:p>
      <text:p text:style-name="P14"><text:span text:style-name="T4">&gt; +</text:span><text:span text:style-name="T7">1</text:span><text:span text:style-name="T4"> de constituição<text:tab/><text:tab/><text:tab/>&gt; +</text:span><text:span text:style-name="T7">3</text:span><text:span text:style-name="T4"> de vigor<text:tab/><text:tab/><text:tab/>&gt; +</text:span><text:span text:style-name="T7">1</text:span><text:span text:style-name="T4"> de resistência</text:span></text:p>
      <text:p text:style-name="P17">A cada 1 de destreza, adiciona-se:</text:p>
      <text:p text:style-name="P14"><text:span text:style-name="T4">&gt; +</text:span><text:span text:style-name="T7">2</text:span><text:span text:style-name="T4"> de esquiva<text:tab/><text:tab/><text:tab/> <text:s text:c="17"/>&gt; +</text:span><text:span text:style-name="T7">3</text:span><text:span text:style-name="T4"> de acrobacias<text:tab/><text:tab/>&gt; +</text:span><text:span text:style-name="T7">3</text:span><text:span text:style-name="T4"> de furtividade</text:span></text:p>
      <text:p text:style-name="P17">A cada 1 de Intelecto, adiciona-se:</text:p>
      <text:p text:style-name="P19">&gt; +4 de percepção<text:tab/><text:tab/> <text:s text:c="17"/>&gt; +3 de carisma<text:tab/><text:tab/><text:tab/>&gt; +5 de mágica</text:p>
      <text:p text:style-name="P21">Vida máxima: 1D<text:span text:style-name="T13">6</text:span>+constituição (base: <text:span text:style-name="T13">6</text:span>+constituição)</text:p>
      <text:p text:style-name="P21">Estamina máxima: 1D<text:span text:style-name="T13">8</text:span>+vigor (base: <text:span text:style-name="T13">8</text:span>+vigor)</text:p>
      <text:p text:style-name="P21">Mana máxima: 1D<text:span text:style-name="T13">10</text:span>+mágica (base: <text:span text:style-name="T13">10</text:span>+mágica)</text:p>
      <text:p text:style-name="P19"/>
      <text:p text:style-name="P19"/>
      <text:p text:style-name="P19"/>
      <text:p text:style-name="P19"/>
      <text:p text:style-name="P19"/>
      <text:p text:style-name="P19"/>
      <text:p text:style-name="P16"><text:soft-page-break/><text:span text:style-name="T4">Mago: Especializados em </text:span><text:span text:style-name="T8">magia os magos usam seus poderes mágicos para qualquer tarefa, seja em combate, em investigação, ou qualquer outra tarefa.<text:line-break/></text:span><text:span text:style-name="T9">A cada 1 de força, adiciona-se:</text:span></text:p>
      <text:p text:style-name="P15"><text:span text:style-name="T4">&gt; +</text:span><text:span text:style-name="T8">2</text:span><text:span text:style-name="T4"> de constituição<text:tab/><text:tab/><text:tab/>&gt; +</text:span><text:span text:style-name="T8">1</text:span><text:span text:style-name="T4"> de vigor<text:tab/><text:tab/><text:tab/>&gt; +</text:span><text:span text:style-name="T8">1</text:span><text:span text:style-name="T4"> de resistência</text:span></text:p>
      <text:p text:style-name="P18">A cada 1 de destreza, adiciona-se:</text:p>
      <text:p text:style-name="P15"><text:span text:style-name="T4">&gt; +</text:span><text:span text:style-name="T8">2</text:span><text:span text:style-name="T4"> de esquiva<text:tab/><text:tab/><text:tab/> <text:s text:c="17"/>&gt; +</text:span><text:span text:style-name="T8">2</text:span><text:span text:style-name="T4"> de acrobacias<text:tab/><text:tab/>&gt; +2 de furtividade</text:span></text:p>
      <text:p text:style-name="P18">A cada 1 de Intelecto, adiciona-se:</text:p>
      <text:p text:style-name="P15"><text:span text:style-name="T7">&gt; +</text:span><text:span text:style-name="T8">5</text:span><text:span text:style-name="T7"> de percepção<text:tab/><text:tab/> <text:s text:c="17"/>&gt; +</text:span><text:span text:style-name="T8">4</text:span><text:span text:style-name="T7"> de carisma<text:tab/><text:tab/><text:tab/>&gt; +</text:span><text:span text:style-name="T8">6</text:span><text:span text:style-name="T7"> de mágica</text:span></text:p>
      <text:p text:style-name="P21">Vida máxima: 1D<text:span text:style-name="T13">6</text:span>+constituição (base: <text:span text:style-name="T13">6</text:span>+constituição)</text:p>
      <text:p text:style-name="P21">Estamina máxima: 1D<text:span text:style-name="T13">6</text:span>+vigor (base: <text:span text:style-name="T13">6</text:span>+vigor)</text:p>
      <text:p text:style-name="P21">Mana máxima: 1D<text:span text:style-name="T13">12</text:span>+mágica (base: <text:span text:style-name="T13">10</text:span>+mágica)</text:p>
      <text:p text:style-name="P20"/>
      <text:p text:style-name="P20"/>
      <text:p text:style-name="P20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oft-page-break/>Classes <text:span text:style-name="T10">personalizadas</text:span></text:p>
      <text:p text:style-name="P22">Caro mestre, caso queira criar classes novas, ou melhor, classes personalizadas, tenha em mente a seguinte ideia para a construção de classes na qual foi usada para criar as classes prontas:</text:p>
      <text:list xml:id="list1455051566508590987" text:style-name="L1">
        <text:list-item>
          <text:p text:style-name="P27"><text:span text:style-name="T11"><text:line-break/></text:span><text:span text:style-name="T12">A cada 1 de força, adiciona-se:</text:span></text:p>
        </text:list-item>
      </text:list>
      <text:list xml:id="list7380801355831786847" text:style-name="L2">
        <text:list-header>
          <text:p text:style-name="P28"><text:span text:style-name="T4">&gt; +</text:span><text:span text:style-name="T8">X</text:span><text:span text:style-name="T4"> de constituição<text:tab/><text:tab/><text:tab/>&gt; +</text:span><text:span text:style-name="T8">X</text:span><text:span text:style-name="T4"> de vigor<text:tab/><text:tab/><text:tab/>&gt; +</text:span><text:span text:style-name="T8">X</text:span><text:span text:style-name="T4"> de resistência</text:span></text:p>
          <text:p text:style-name="P29">A cada 1 de destreza, adiciona-se:</text:p>
          <text:p text:style-name="P28"><text:span text:style-name="T4">&gt; +</text:span><text:span text:style-name="T8">X</text:span><text:span text:style-name="T4"> de esquiva<text:tab/><text:tab/><text:tab/> <text:s text:c="17"/>&gt; +</text:span><text:span text:style-name="T8">X</text:span><text:span text:style-name="T4"> de acrobacias<text:tab/><text:tab/>&gt; +</text:span><text:span text:style-name="T8">X</text:span><text:span text:style-name="T4"> de furtividade</text:span></text:p>
          <text:p text:style-name="P29">A cada 1 de Intelecto, adiciona-se:</text:p>
          <text:p text:style-name="P36">&gt; +X de percepção<text:tab/><text:tab/> <text:s text:c="17"/>&gt; +X de carisma<text:tab/><text:tab/><text:tab/>&gt; +X de mágica</text:p>
        </text:list-header>
      </text:list>
      <text:list xml:id="list4486908095309893159" text:style-name="L3">
        <text:list-item>
          <text:p text:style-name="P30">Você substituirá o X para um número (ex.: 14), mas o número jamais pode ser menor que 1.</text:p>
        </text:list-item>
        <text:list-item>
          <text:p text:style-name="P30">A soma de todos os subatributos(constituição, esquiva, carisma, etc.) devem ser obrigatória mente igual a 25, não é permitido que o resultado seja menor ou maior que o já definido.</text:p>
        </text:list-item>
        <text:list-item>
          <text:p text:style-name="P31">É obrigatório colocar o nome da classe.</text:p>
        </text:list-item>
        <text:list-item>
          <text:p text:style-name="P30">Você pode decidir a regra de criação de Classes personalizadas, sendo você e o jogador criá-las ou apenas você.</text:p>
        </text:list-item>
        <text:list-item>
          <text:p text:style-name="P32">Ao fazer os atributos terciários (Vida máxima, Estamina máxima e Mana máxima), <text:span text:style-name="T15">escolha 1 das 4 opções:</text:span></text:p>
        </text:list-item>
      </text:list>
      <text:p text:style-name="P33"><text:tab/><text:tab/><text:tab/><text:tab/></text:p>
      <text:list xml:id="list2482262403965262050" text:style-name="L4">
        <text:list-item>
          <text:p text:style-name="P34">1D12,1D8,1D4</text:p>
        </text:list-item>
        <text:list-item>
          <text:p text:style-name="P34">1D10,D10,1D4</text:p>
        </text:list-item>
        <text:list-item>
          <text:p text:style-name="P34">1D10,1D8,1D6</text:p>
        </text:list-item>
        <text:list-item>
          <text:p text:style-name="P34">1D8,1D8,1D8</text:p>
        </text:list-item>
      </text:list>
      <text:list xml:id="list342887994450479537" text:style-name="L5">
        <text:list-item>
          <text:p text:style-name="P35">Ao escolher 1 das opções, você determinará para cada dado 1 atributo terciário, como por exemplo 1D10 de vida, 1D10 de estamina, e 1D4 de man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Enchanted Land" svg:font-family="'Enchanted Lan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Enchanted_20_land" style:display-name="Enchanted land" style:family="paragraph" style:parent-style-name="Standard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5:03:51.419000000</meta:creation-date>
    <dc:date>2017-09-04T10:27:12.680000000</dc:date>
    <meta:editing-duration>PT14M55S</meta:editing-duration>
    <meta:editing-cycles>4</meta:editing-cycles>
    <meta:generator>LibreOffice/5.2.4.2$Windows_x86 LibreOffice_project/3d5603e1122f0f102b62521720ab13a38a4e0eb0</meta:generator>
    <meta:print-date>2017-09-04T10:27:09.127000000</meta:print-date>
    <meta:document-statistic meta:table-count="0" meta:image-count="0" meta:object-count="0" meta:page-count="6" meta:paragraph-count="109" meta:word-count="1044" meta:character-count="6505" meta:non-whitespace-character-count="5120"/>
  </office:meta>
</office:document-meta>
</file>